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7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3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1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8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24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45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.24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8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52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draw:stroke="dash" draw:stroke-dash="Fine_20_Dashed" svg:stroke-width="0.051cm" draw:marker-start-width="0.279cm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2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solid" draw:fill-color="#ffffff" draw:opacity="80%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20pt" style:font-size-asian="20pt" style:font-size-complex="20pt"/>
    </style:style>
    <style:style style:name="T1" style:family="text">
      <style:text-properties fo:color="#000000" style:font-name="DejaVuSans1" fo:font-size="10pt" style:font-size-asian="10pt" style:font-name-complex="DejaVuSans1" style:font-size-complex="10pt"/>
    </style:style>
    <style:style style:name="T2" style:family="text">
      <style:text-properties fo:color="#000000" style:font-name="DejaVuSans1" fo:font-size="10pt" fo:font-style="italic" style:font-size-asian="10pt" style:font-name-complex="DejaVuSans1" style:font-size-complex="10pt" style:font-style-complex="italic"/>
    </style:style>
    <style:style style:name="T3" style:family="text">
      <style:text-properties fo:color="#000000" style:font-name="DejaVuSans1" fo:font-size="7pt" style:font-size-asian="7pt" style:font-name-complex="DejaVuSans1" style:font-size-complex="7pt"/>
    </style:style>
    <style:style style:name="T4" style:family="text">
      <style:text-properties fo:color="#000000" style:font-name="DejaVuSans1" fo:font-size="7pt" fo:font-style="italic" style:font-size-asian="7pt" style:font-name-complex="DejaVuSans1" style:font-size-complex="7pt" style:font-style-complex="italic"/>
    </style:style>
    <style:style style:name="T5" style:family="text">
      <style:text-properties fo:color="#3465a4" fo:font-size="12pt" fo:background-color="#ffffff"/>
    </style:style>
    <style:style style:name="T6" style:family="text">
      <style:text-properties fo:color="#3465a4" fo:font-size="20pt" fo:background-color="#ffffff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576cm" svg:height="0.412cm" svg:x="5.281cm" svg:y="11.653cm">
          <draw:text-box>
            <text:p text:style-name="P1"><text:span text:style-name="T1">bias current I [</text:span></text:p>
          </draw:text-box>
        </draw:frame>
        <draw:frame draw:style-name="gr2" draw:text-style-name="P2" draw:layer="layout" svg:width="0.9cm" svg:height="0.412cm" svg:x="8.092cm" svg:y="11.653cm">
          <draw:text-box>
            <text:p text:style-name="P1"><text:span text:style-name="T2">A</text:span><text:span text:style-name="T1">/</text:span><text:span text:style-name="T2">cm</text:span></text:p>
          </draw:text-box>
        </draw:frame>
        <draw:frame draw:style-name="gr3" draw:text-style-name="P3" draw:layer="layout" svg:width="0.246cm" svg:height="0.289cm" svg:x="9.006cm" svg:y="11.616cm">
          <draw:text-box>
            <text:p text:style-name="P1"><text:span text:style-name="T3">2</text:span></text:p>
          </draw:text-box>
        </draw:frame>
        <draw:path draw:style-name="gr4" draw:text-style-name="P4" draw:layer="layout" svg:width="0.213cm" svg:height="0.266cm" svg:x="7.863cm" svg:y="11.787cm" svg:viewBox="0 0 214 267" svg:d="M0 267l51-267h32l-23 121c-1 3-2 6-2 8 0 3 0 6 0 9 0 11 3 19 10 25 6 6 16 8 29 8 17 0 30-4 41-14 10-10 17-24 21-43l23-114h32l-29 150c-1 2-1 4-1 5 0 2 0 3 0 4 0 4 0 7 2 8 1 2 3 3 6 3 2 0 3 0 5-1s5-2 9-3l-5 25c-5 3-10 4-15 5-4 2-9 3-13 3-9 0-15-3-19-8-4-4-6-11-6-19-7 9-14 16-23 20s-20 7-32 7c-11 0-20-3-28-8-8-4-13-11-15-19l-19 95z">
          <text:p/>
        </draw:path>
        <draw:frame draw:style-name="gr5" draw:text-style-name="P2" draw:layer="layout" svg:width="0.352cm" svg:height="0.412cm" svg:x="9.173cm" svg:y="11.653cm">
          <draw:text-box>
            <text:p text:style-name="P1"><text:span text:style-name="T1">]</text:span></text:p>
          </draw:text-box>
        </draw:frame>
        <draw:frame draw:style-name="gr5" draw:text-style-name="P2" draw:layer="layout" svg:width="0.352cm" svg:height="0.412cm" draw:transform="rotate (1.5707963267949) translate (0.672cm 6.03cm)">
          <draw:text-box>
            <text:p text:style-name="P1"><text:span text:style-name="T2">D</text:span></text:p>
          </draw:text-box>
        </draw:frame>
        <draw:frame draw:style-name="gr6" draw:text-style-name="P3" draw:layer="layout" svg:width="0.332cm" svg:height="0.289cm" draw:transform="rotate (1.5707963267949) translate (0.828cm 5.758cm)">
          <draw:text-box>
            <text:p text:style-name="P1"><text:span text:style-name="T4">eff</text:span></text:p>
          </draw:text-box>
        </draw:frame>
        <draw:frame draw:style-name="gr7" draw:text-style-name="P2" draw:layer="layout" svg:width="0.429cm" svg:height="0.412cm" draw:transform="rotate (1.5707963267949) translate (0.672cm 5.423cm)">
          <draw:text-box>
            <text:p text:style-name="P1"><text:span text:style-name="T1"><text:s/></text:span><text:span text:style-name="T1">[</text:span><text:span text:style-name="T2">s</text:span></text:p>
          </draw:text-box>
        </draw:frame>
        <draw:frame draw:style-name="gr3" draw:text-style-name="P3" draw:layer="layout" svg:width="0.246cm" svg:height="0.289cm" draw:transform="rotate (1.5707963267949) translate (0.635cm 4.766cm)">
          <draw:text-box>
            <text:p text:style-name="P1"><text:span text:style-name="T3">1</text:span></text:p>
          </draw:text-box>
        </draw:frame>
        <draw:polygon draw:style-name="gr4" draw:text-style-name="P4" draw:layer="layout" svg:width="0.021cm" svg:height="0.155cm" svg:x="0.776cm" svg:y="4.791cm" svg:viewBox="0 0 22 156" draw:points="0,156 0,0 22,0 22,156">
          <text:p/>
        </draw:polygon>
        <draw:frame draw:style-name="gr5" draw:text-style-name="P2" draw:layer="layout" svg:width="0.352cm" svg:height="0.412cm" draw:transform="rotate (1.5707963267949) translate (0.672cm 4.599cm)">
          <draw:text-box>
            <text:p text:style-name="P1"><text:span text:style-name="T1">]</text:span></text:p>
          </draw:text-box>
        </draw:frame>
        <draw:frame draw:style-name="gr8" draw:text-style-name="P2" draw:layer="layout" svg:width="1.12cm" svg:height="0.412cm" draw:transform="rotate (1.5707963267949) translate (0.604cm 2.667cm)">
          <draw:text-box>
            <text:p text:style-name="P1"><text:span text:style-name="T1">&lt;</text:span><text:span text:style-name="T1">v</text:span><text:span text:style-name="T1">&gt;</text:span><text:span text:style-name="T1">[</text:span><text:span text:style-name="T2">s</text:span></text:p>
          </draw:text-box>
        </draw:frame>
        <draw:frame draw:style-name="gr3" draw:text-style-name="P3" draw:layer="layout" svg:width="0.246cm" svg:height="0.289cm" draw:transform="rotate (1.5707963267949) translate (0.567cm 1.34cm)">
          <draw:text-box>
            <text:p text:style-name="P1"><text:span text:style-name="T3">1</text:span></text:p>
          </draw:text-box>
        </draw:frame>
        <draw:polygon draw:style-name="gr4" draw:text-style-name="P4" draw:layer="layout" svg:width="0.02cm" svg:height="0.155cm" svg:x="0.708cm" svg:y="1.366cm" svg:viewBox="0 0 21 156" draw:points="0,156 0,0 21,0 21,156">
          <text:p/>
        </draw:polygon>
        <draw:frame draw:style-name="gr5" draw:text-style-name="P2" draw:layer="layout" svg:width="0.352cm" svg:height="0.412cm" draw:transform="rotate (1.5707963267949) translate (0.604cm 1.174cm)">
          <draw:text-box>
            <text:p text:style-name="P1"><text:span text:style-name="T1">]</text:span></text:p>
          </draw:text-box>
        </draw:frame>
        <draw:frame draw:style-name="gr9" draw:text-style-name="P2" draw:layer="layout" svg:width="2.318cm" svg:height="0.412cm" draw:transform="rotate (1.5707963267949) translate (0.635cm 10.668cm)">
          <draw:text-box>
            <text:p text:style-name="P1"><text:span text:style-name="T1">Fan</text:span><text:span text:style-name="T1">o </text:span><text:span text:style-name="T1">fact</text:span><text:span text:style-name="T1">or F</text:span></text:p>
          </draw:text-box>
        </draw:frame>
        <draw:polygon draw:style-name="gr10" draw:text-style-name="P5" draw:layer="layout" svg:width="8.476cm" svg:height="4.763cm" svg:x="2.699cm" svg:y="2.997cm" svg:viewBox="0 0 8477 4764" draw:points="0,4764 8477,4764 8477,0 0,0">
          <text:p/>
        </draw:polygon>
        <draw:polygon draw:style-name="gr4" draw:text-style-name="P4" draw:layer="layout" svg:width="0cm" svg:height="0.062cm" svg:x="3.084cm" svg:y="7.76cm" svg:viewBox="0 0 0 63" draw:points="0,0 0,63">
          <text:p/>
        </draw:polygon>
        <draw:line draw:style-name="gr11" draw:text-style-name="P6" draw:layer="layout" svg:x1="3.084cm" svg:y1="7.76cm" svg:x2="3.084cm" svg:y2="7.823cm">
          <text:p/>
        </draw:line>
        <draw:polygon draw:style-name="gr4" draw:text-style-name="P4" draw:layer="layout" svg:width="0cm" svg:height="0.062cm" svg:x="4.486cm" svg:y="7.76cm" svg:viewBox="0 0 0 63" draw:points="0,0 0,63">
          <text:p/>
        </draw:polygon>
        <draw:line draw:style-name="gr11" draw:text-style-name="P6" draw:layer="layout" svg:x1="4.486cm" svg:y1="7.76cm" svg:x2="4.486cm" svg:y2="7.823cm">
          <text:p/>
        </draw:line>
        <draw:polygon draw:style-name="gr4" draw:text-style-name="P4" draw:layer="layout" svg:width="0cm" svg:height="0.062cm" svg:x="5.886cm" svg:y="7.76cm" svg:viewBox="0 0 0 63" draw:points="0,0 0,63">
          <text:p/>
        </draw:polygon>
        <draw:line draw:style-name="gr11" draw:text-style-name="P6" draw:layer="layout" svg:x1="5.886cm" svg:y1="7.76cm" svg:x2="5.886cm" svg:y2="7.823cm">
          <text:p/>
        </draw:line>
        <draw:polygon draw:style-name="gr4" draw:text-style-name="P4" draw:layer="layout" svg:width="0cm" svg:height="0.062cm" svg:x="7.287cm" svg:y="7.76cm" svg:viewBox="0 0 0 63" draw:points="0,0 0,63">
          <text:p/>
        </draw:polygon>
        <draw:line draw:style-name="gr11" draw:text-style-name="P6" draw:layer="layout" svg:x1="7.287cm" svg:y1="7.76cm" svg:x2="7.287cm" svg:y2="7.823cm">
          <text:p/>
        </draw:line>
        <draw:polygon draw:style-name="gr4" draw:text-style-name="P4" draw:layer="layout" svg:width="0cm" svg:height="0.062cm" svg:x="8.689cm" svg:y="7.76cm" svg:viewBox="0 0 0 63" draw:points="0,0 0,63">
          <text:p/>
        </draw:polygon>
        <draw:line draw:style-name="gr11" draw:text-style-name="P6" draw:layer="layout" svg:x1="8.689cm" svg:y1="7.76cm" svg:x2="8.689cm" svg:y2="7.823cm">
          <text:p/>
        </draw:line>
        <draw:polygon draw:style-name="gr4" draw:text-style-name="P4" draw:layer="layout" svg:width="0cm" svg:height="0.062cm" svg:x="10.089cm" svg:y="7.76cm" svg:viewBox="0 0 0 63" draw:points="0,0 0,63">
          <text:p/>
        </draw:polygon>
        <draw:line draw:style-name="gr11" draw:text-style-name="P6" draw:layer="layout" svg:x1="10.089cm" svg:y1="7.76cm" svg:x2="10.089cm" svg:y2="7.823cm">
          <text:p/>
        </draw:line>
        <draw:polygon draw:style-name="gr4" draw:text-style-name="P4" draw:layer="layout" svg:width="0.082cm" svg:height="0cm" svg:x="2.616cm" svg:y="7.337cm" svg:viewBox="0 0 83 0" draw:points="83,0 0,0">
          <text:p/>
        </draw:polygon>
        <draw:line draw:style-name="gr11" draw:text-style-name="P6" draw:layer="layout" svg:x1="2.699cm" svg:y1="7.337cm" svg:x2="2.616cm" svg:y2="7.337cm">
          <text:p/>
        </draw:line>
        <draw:polygon draw:style-name="gr4" draw:text-style-name="P4" draw:layer="layout" svg:width="0.082cm" svg:height="0cm" svg:x="2.616cm" svg:y="6.783cm" svg:viewBox="0 0 83 0" draw:points="83,0 0,0">
          <text:p/>
        </draw:polygon>
        <draw:line draw:style-name="gr11" draw:text-style-name="P6" draw:layer="layout" svg:x1="2.699cm" svg:y1="6.783cm" svg:x2="2.616cm" svg:y2="6.783cm">
          <text:p/>
        </draw:line>
        <draw:polygon draw:style-name="gr4" draw:text-style-name="P4" draw:layer="layout" svg:width="0.082cm" svg:height="0cm" svg:x="2.616cm" svg:y="6.229cm" svg:viewBox="0 0 83 0" draw:points="83,0 0,0">
          <text:p/>
        </draw:polygon>
        <draw:line draw:style-name="gr11" draw:text-style-name="P6" draw:layer="layout" svg:x1="2.699cm" svg:y1="6.229cm" svg:x2="2.616cm" svg:y2="6.229cm">
          <text:p/>
        </draw:line>
        <draw:polygon draw:style-name="gr4" draw:text-style-name="P4" draw:layer="layout" svg:width="0.082cm" svg:height="0cm" svg:x="2.616cm" svg:y="5.674cm" svg:viewBox="0 0 83 0" draw:points="83,0 0,0">
          <text:p/>
        </draw:polygon>
        <draw:line draw:style-name="gr11" draw:text-style-name="P6" draw:layer="layout" svg:x1="2.699cm" svg:y1="5.674cm" svg:x2="2.616cm" svg:y2="5.674cm">
          <text:p/>
        </draw:line>
        <draw:polygon draw:style-name="gr4" draw:text-style-name="P4" draw:layer="layout" svg:width="0.082cm" svg:height="0cm" svg:x="2.616cm" svg:y="5.12cm" svg:viewBox="0 0 83 0" draw:points="83,0 0,0">
          <text:p/>
        </draw:polygon>
        <draw:line draw:style-name="gr11" draw:text-style-name="P6" draw:layer="layout" svg:x1="2.699cm" svg:y1="5.12cm" svg:x2="2.616cm" svg:y2="5.12cm">
          <text:p/>
        </draw:line>
        <draw:polygon draw:style-name="gr4" draw:text-style-name="P4" draw:layer="layout" svg:width="0.082cm" svg:height="0cm" svg:x="2.616cm" svg:y="4.566cm" svg:viewBox="0 0 83 0" draw:points="83,0 0,0">
          <text:p/>
        </draw:polygon>
        <draw:line draw:style-name="gr11" draw:text-style-name="P6" draw:layer="layout" svg:x1="2.699cm" svg:y1="4.566cm" svg:x2="2.616cm" svg:y2="4.566cm">
          <text:p/>
        </draw:line>
        <draw:polygon draw:style-name="gr4" draw:text-style-name="P4" draw:layer="layout" svg:width="0.082cm" svg:height="0cm" svg:x="2.616cm" svg:y="4.012cm" svg:viewBox="0 0 83 0" draw:points="83,0 0,0">
          <text:p/>
        </draw:polygon>
        <draw:line draw:style-name="gr11" draw:text-style-name="P6" draw:layer="layout" svg:x1="2.699cm" svg:y1="4.012cm" svg:x2="2.616cm" svg:y2="4.012cm">
          <text:p/>
        </draw:line>
        <draw:polygon draw:style-name="gr4" draw:text-style-name="P4" draw:layer="layout" svg:width="0.082cm" svg:height="0cm" svg:x="2.616cm" svg:y="3.457cm" svg:viewBox="0 0 83 0" draw:points="83,0 0,0">
          <text:p/>
        </draw:polygon>
        <draw:line draw:style-name="gr11" draw:text-style-name="P6" draw:layer="layout" svg:x1="2.699cm" svg:y1="3.457cm" svg:x2="2.616cm" svg:y2="3.457cm">
          <text:p/>
        </draw:line>
        <draw:polygon draw:style-name="gr4" draw:text-style-name="P4" draw:layer="layout" svg:width="0.047cm" svg:height="0cm" svg:x="2.652cm" svg:y="7.725cm" svg:viewBox="0 0 48 0" draw:points="48,0 0,0">
          <text:p/>
        </draw:polygon>
        <draw:line draw:style-name="gr12" draw:text-style-name="P6" draw:layer="layout" svg:x1="2.7cm" svg:y1="7.725cm" svg:x2="2.652cm" svg:y2="7.725cm">
          <text:p/>
        </draw:line>
        <draw:polygon draw:style-name="gr4" draw:text-style-name="P4" draw:layer="layout" svg:width="0.047cm" svg:height="0cm" svg:x="2.652cm" svg:y="7.627cm" svg:viewBox="0 0 48 0" draw:points="48,0 0,0">
          <text:p/>
        </draw:polygon>
        <draw:line draw:style-name="gr12" draw:text-style-name="P6" draw:layer="layout" svg:x1="2.7cm" svg:y1="7.627cm" svg:x2="2.652cm" svg:y2="7.627cm">
          <text:p/>
        </draw:line>
        <draw:polygon draw:style-name="gr4" draw:text-style-name="P4" draw:layer="layout" svg:width="0.047cm" svg:height="0cm" svg:x="2.652cm" svg:y="7.558cm" svg:viewBox="0 0 48 0" draw:points="48,0 0,0">
          <text:p/>
        </draw:polygon>
        <draw:line draw:style-name="gr12" draw:text-style-name="P6" draw:layer="layout" svg:x1="2.7cm" svg:y1="7.558cm" svg:x2="2.652cm" svg:y2="7.558cm">
          <text:p/>
        </draw:line>
        <draw:polygon draw:style-name="gr4" draw:text-style-name="P4" draw:layer="layout" svg:width="0.047cm" svg:height="0cm" svg:x="2.652cm" svg:y="7.504cm" svg:viewBox="0 0 48 0" draw:points="48,0 0,0">
          <text:p/>
        </draw:polygon>
        <draw:line draw:style-name="gr12" draw:text-style-name="P6" draw:layer="layout" svg:x1="2.7cm" svg:y1="7.504cm" svg:x2="2.652cm" svg:y2="7.504cm">
          <text:p/>
        </draw:line>
        <draw:polygon draw:style-name="gr4" draw:text-style-name="P4" draw:layer="layout" svg:width="0.047cm" svg:height="0cm" svg:x="2.652cm" svg:y="7.46cm" svg:viewBox="0 0 48 0" draw:points="48,0 0,0">
          <text:p/>
        </draw:polygon>
        <draw:line draw:style-name="gr12" draw:text-style-name="P6" draw:layer="layout" svg:x1="2.7cm" svg:y1="7.46cm" svg:x2="2.652cm" svg:y2="7.46cm">
          <text:p/>
        </draw:line>
        <draw:polygon draw:style-name="gr4" draw:text-style-name="P4" draw:layer="layout" svg:width="0.047cm" svg:height="0cm" svg:x="2.652cm" svg:y="7.423cm" svg:viewBox="0 0 48 0" draw:points="48,0 0,0">
          <text:p/>
        </draw:polygon>
        <draw:line draw:style-name="gr12" draw:text-style-name="P6" draw:layer="layout" svg:x1="2.7cm" svg:y1="7.423cm" svg:x2="2.652cm" svg:y2="7.423cm">
          <text:p/>
        </draw:line>
        <draw:polygon draw:style-name="gr4" draw:text-style-name="P4" draw:layer="layout" svg:width="0.047cm" svg:height="0cm" svg:x="2.652cm" svg:y="7.391cm" svg:viewBox="0 0 48 0" draw:points="48,0 0,0">
          <text:p/>
        </draw:polygon>
        <draw:line draw:style-name="gr12" draw:text-style-name="P6" draw:layer="layout" svg:x1="2.7cm" svg:y1="7.391cm" svg:x2="2.652cm" svg:y2="7.391cm">
          <text:p/>
        </draw:line>
        <draw:polygon draw:style-name="gr4" draw:text-style-name="P4" draw:layer="layout" svg:width="0.047cm" svg:height="0cm" svg:x="2.652cm" svg:y="7.362cm" svg:viewBox="0 0 48 0" draw:points="48,0 0,0">
          <text:p/>
        </draw:polygon>
        <draw:line draw:style-name="gr12" draw:text-style-name="P6" draw:layer="layout" svg:x1="2.7cm" svg:y1="7.362cm" svg:x2="2.652cm" svg:y2="7.362cm">
          <text:p/>
        </draw:line>
        <draw:polygon draw:style-name="gr4" draw:text-style-name="P4" draw:layer="layout" svg:width="0.047cm" svg:height="0cm" svg:x="2.652cm" svg:y="7.17cm" svg:viewBox="0 0 48 0" draw:points="48,0 0,0">
          <text:p/>
        </draw:polygon>
        <draw:line draw:style-name="gr12" draw:text-style-name="P6" draw:layer="layout" svg:x1="2.7cm" svg:y1="7.17cm" svg:x2="2.652cm" svg:y2="7.17cm">
          <text:p/>
        </draw:line>
        <draw:polygon draw:style-name="gr4" draw:text-style-name="P4" draw:layer="layout" svg:width="0.047cm" svg:height="0cm" svg:x="2.652cm" svg:y="7.073cm" svg:viewBox="0 0 48 0" draw:points="48,0 0,0">
          <text:p/>
        </draw:polygon>
        <draw:line draw:style-name="gr12" draw:text-style-name="P6" draw:layer="layout" svg:x1="2.7cm" svg:y1="7.073cm" svg:x2="2.652cm" svg:y2="7.073cm">
          <text:p/>
        </draw:line>
        <draw:polygon draw:style-name="gr4" draw:text-style-name="P4" draw:layer="layout" svg:width="0.047cm" svg:height="0cm" svg:x="2.652cm" svg:y="7.004cm" svg:viewBox="0 0 48 0" draw:points="48,0 0,0">
          <text:p/>
        </draw:polygon>
        <draw:line draw:style-name="gr12" draw:text-style-name="P6" draw:layer="layout" svg:x1="2.7cm" svg:y1="7.004cm" svg:x2="2.652cm" svg:y2="7.004cm">
          <text:p/>
        </draw:line>
        <draw:polygon draw:style-name="gr4" draw:text-style-name="P4" draw:layer="layout" svg:width="0.047cm" svg:height="0cm" svg:x="2.652cm" svg:y="6.95cm" svg:viewBox="0 0 48 0" draw:points="48,0 0,0">
          <text:p/>
        </draw:polygon>
        <draw:line draw:style-name="gr12" draw:text-style-name="P6" draw:layer="layout" svg:x1="2.7cm" svg:y1="6.95cm" svg:x2="2.652cm" svg:y2="6.95cm">
          <text:p/>
        </draw:line>
        <draw:polygon draw:style-name="gr4" draw:text-style-name="P4" draw:layer="layout" svg:width="0.047cm" svg:height="0cm" svg:x="2.652cm" svg:y="6.906cm" svg:viewBox="0 0 48 0" draw:points="48,0 0,0">
          <text:p/>
        </draw:polygon>
        <draw:line draw:style-name="gr12" draw:text-style-name="P6" draw:layer="layout" svg:x1="2.7cm" svg:y1="6.906cm" svg:x2="2.652cm" svg:y2="6.906cm">
          <text:p/>
        </draw:line>
        <draw:polygon draw:style-name="gr4" draw:text-style-name="P4" draw:layer="layout" svg:width="0.047cm" svg:height="0cm" svg:x="2.652cm" svg:y="6.869cm" svg:viewBox="0 0 48 0" draw:points="48,0 0,0">
          <text:p/>
        </draw:polygon>
        <draw:line draw:style-name="gr12" draw:text-style-name="P6" draw:layer="layout" svg:x1="2.7cm" svg:y1="6.869cm" svg:x2="2.652cm" svg:y2="6.869cm">
          <text:p/>
        </draw:line>
        <draw:polygon draw:style-name="gr4" draw:text-style-name="P4" draw:layer="layout" svg:width="0.047cm" svg:height="0cm" svg:x="2.652cm" svg:y="6.837cm" svg:viewBox="0 0 48 0" draw:points="48,0 0,0">
          <text:p/>
        </draw:polygon>
        <draw:line draw:style-name="gr12" draw:text-style-name="P6" draw:layer="layout" svg:x1="2.7cm" svg:y1="6.837cm" svg:x2="2.652cm" svg:y2="6.837cm">
          <text:p/>
        </draw:line>
        <draw:polygon draw:style-name="gr4" draw:text-style-name="P4" draw:layer="layout" svg:width="0.047cm" svg:height="0cm" svg:x="2.652cm" svg:y="6.808cm" svg:viewBox="0 0 48 0" draw:points="48,0 0,0">
          <text:p/>
        </draw:polygon>
        <draw:line draw:style-name="gr12" draw:text-style-name="P6" draw:layer="layout" svg:x1="2.7cm" svg:y1="6.808cm" svg:x2="2.652cm" svg:y2="6.808cm">
          <text:p/>
        </draw:line>
        <draw:polygon draw:style-name="gr4" draw:text-style-name="P4" draw:layer="layout" svg:width="0.047cm" svg:height="0cm" svg:x="2.652cm" svg:y="6.616cm" svg:viewBox="0 0 48 0" draw:points="48,0 0,0">
          <text:p/>
        </draw:polygon>
        <draw:line draw:style-name="gr12" draw:text-style-name="P6" draw:layer="layout" svg:x1="2.7cm" svg:y1="6.616cm" svg:x2="2.652cm" svg:y2="6.616cm">
          <text:p/>
        </draw:line>
        <draw:polygon draw:style-name="gr4" draw:text-style-name="P4" draw:layer="layout" svg:width="0.047cm" svg:height="0cm" svg:x="2.652cm" svg:y="6.518cm" svg:viewBox="0 0 48 0" draw:points="48,0 0,0">
          <text:p/>
        </draw:polygon>
        <draw:line draw:style-name="gr12" draw:text-style-name="P6" draw:layer="layout" svg:x1="2.7cm" svg:y1="6.518cm" svg:x2="2.652cm" svg:y2="6.518cm">
          <text:p/>
        </draw:line>
        <draw:polygon draw:style-name="gr4" draw:text-style-name="P4" draw:layer="layout" svg:width="0.047cm" svg:height="0cm" svg:x="2.652cm" svg:y="6.449cm" svg:viewBox="0 0 48 0" draw:points="48,0 0,0">
          <text:p/>
        </draw:polygon>
        <draw:line draw:style-name="gr12" draw:text-style-name="P6" draw:layer="layout" svg:x1="2.7cm" svg:y1="6.449cm" svg:x2="2.652cm" svg:y2="6.449cm">
          <text:p/>
        </draw:line>
        <draw:polygon draw:style-name="gr4" draw:text-style-name="P4" draw:layer="layout" svg:width="0.047cm" svg:height="0cm" svg:x="2.652cm" svg:y="6.395cm" svg:viewBox="0 0 48 0" draw:points="48,0 0,0">
          <text:p/>
        </draw:polygon>
        <draw:line draw:style-name="gr12" draw:text-style-name="P6" draw:layer="layout" svg:x1="2.7cm" svg:y1="6.395cm" svg:x2="2.652cm" svg:y2="6.395cm">
          <text:p/>
        </draw:line>
        <draw:polygon draw:style-name="gr4" draw:text-style-name="P4" draw:layer="layout" svg:width="0.047cm" svg:height="0cm" svg:x="2.652cm" svg:y="6.352cm" svg:viewBox="0 0 48 0" draw:points="48,0 0,0">
          <text:p/>
        </draw:polygon>
        <draw:line draw:style-name="gr12" draw:text-style-name="P6" draw:layer="layout" svg:x1="2.7cm" svg:y1="6.352cm" svg:x2="2.652cm" svg:y2="6.352cm">
          <text:p/>
        </draw:line>
        <draw:polygon draw:style-name="gr4" draw:text-style-name="P4" draw:layer="layout" svg:width="0.047cm" svg:height="0cm" svg:x="2.652cm" svg:y="6.314cm" svg:viewBox="0 0 48 0" draw:points="48,0 0,0">
          <text:p/>
        </draw:polygon>
        <draw:line draw:style-name="gr12" draw:text-style-name="P6" draw:layer="layout" svg:x1="2.7cm" svg:y1="6.314cm" svg:x2="2.652cm" svg:y2="6.314cm">
          <text:p/>
        </draw:line>
        <draw:polygon draw:style-name="gr4" draw:text-style-name="P4" draw:layer="layout" svg:width="0.047cm" svg:height="0cm" svg:x="2.652cm" svg:y="6.282cm" svg:viewBox="0 0 48 0" draw:points="48,0 0,0">
          <text:p/>
        </draw:polygon>
        <draw:line draw:style-name="gr12" draw:text-style-name="P6" draw:layer="layout" svg:x1="2.7cm" svg:y1="6.282cm" svg:x2="2.652cm" svg:y2="6.282cm">
          <text:p/>
        </draw:line>
        <draw:polygon draw:style-name="gr4" draw:text-style-name="P4" draw:layer="layout" svg:width="0.047cm" svg:height="0cm" svg:x="2.652cm" svg:y="6.254cm" svg:viewBox="0 0 48 0" draw:points="48,0 0,0">
          <text:p/>
        </draw:polygon>
        <draw:line draw:style-name="gr12" draw:text-style-name="P6" draw:layer="layout" svg:x1="2.7cm" svg:y1="6.254cm" svg:x2="2.652cm" svg:y2="6.254cm">
          <text:p/>
        </draw:line>
        <draw:polygon draw:style-name="gr4" draw:text-style-name="P4" draw:layer="layout" svg:width="0.047cm" svg:height="0cm" svg:x="2.652cm" svg:y="6.062cm" svg:viewBox="0 0 48 0" draw:points="48,0 0,0">
          <text:p/>
        </draw:polygon>
        <draw:line draw:style-name="gr12" draw:text-style-name="P6" draw:layer="layout" svg:x1="2.7cm" svg:y1="6.062cm" svg:x2="2.652cm" svg:y2="6.062cm">
          <text:p/>
        </draw:line>
        <draw:polygon draw:style-name="gr4" draw:text-style-name="P4" draw:layer="layout" svg:width="0.047cm" svg:height="0cm" svg:x="2.652cm" svg:y="5.964cm" svg:viewBox="0 0 48 0" draw:points="48,0 0,0">
          <text:p/>
        </draw:polygon>
        <draw:line draw:style-name="gr12" draw:text-style-name="P6" draw:layer="layout" svg:x1="2.7cm" svg:y1="5.964cm" svg:x2="2.652cm" svg:y2="5.964cm">
          <text:p/>
        </draw:line>
        <draw:polygon draw:style-name="gr4" draw:text-style-name="P4" draw:layer="layout" svg:width="0.047cm" svg:height="0cm" svg:x="2.652cm" svg:y="5.895cm" svg:viewBox="0 0 48 0" draw:points="48,0 0,0">
          <text:p/>
        </draw:polygon>
        <draw:line draw:style-name="gr12" draw:text-style-name="P6" draw:layer="layout" svg:x1="2.7cm" svg:y1="5.895cm" svg:x2="2.652cm" svg:y2="5.895cm">
          <text:p/>
        </draw:line>
        <draw:polygon draw:style-name="gr4" draw:text-style-name="P4" draw:layer="layout" svg:width="0.047cm" svg:height="0cm" svg:x="2.652cm" svg:y="5.841cm" svg:viewBox="0 0 48 0" draw:points="48,0 0,0">
          <text:p/>
        </draw:polygon>
        <draw:line draw:style-name="gr12" draw:text-style-name="P6" draw:layer="layout" svg:x1="2.7cm" svg:y1="5.841cm" svg:x2="2.652cm" svg:y2="5.841cm">
          <text:p/>
        </draw:line>
        <draw:polygon draw:style-name="gr4" draw:text-style-name="P4" draw:layer="layout" svg:width="0.047cm" svg:height="0cm" svg:x="2.652cm" svg:y="5.797cm" svg:viewBox="0 0 48 0" draw:points="48,0 0,0">
          <text:p/>
        </draw:polygon>
        <draw:line draw:style-name="gr12" draw:text-style-name="P6" draw:layer="layout" svg:x1="2.7cm" svg:y1="5.797cm" svg:x2="2.652cm" svg:y2="5.797cm">
          <text:p/>
        </draw:line>
        <draw:polygon draw:style-name="gr4" draw:text-style-name="P4" draw:layer="layout" svg:width="0.047cm" svg:height="0cm" svg:x="2.652cm" svg:y="5.76cm" svg:viewBox="0 0 48 0" draw:points="48,0 0,0">
          <text:p/>
        </draw:polygon>
        <draw:line draw:style-name="gr12" draw:text-style-name="P6" draw:layer="layout" svg:x1="2.7cm" svg:y1="5.76cm" svg:x2="2.652cm" svg:y2="5.76cm">
          <text:p/>
        </draw:line>
        <draw:polygon draw:style-name="gr4" draw:text-style-name="P4" draw:layer="layout" svg:width="0.047cm" svg:height="0cm" svg:x="2.652cm" svg:y="5.728cm" svg:viewBox="0 0 48 0" draw:points="48,0 0,0">
          <text:p/>
        </draw:polygon>
        <draw:line draw:style-name="gr12" draw:text-style-name="P6" draw:layer="layout" svg:x1="2.7cm" svg:y1="5.728cm" svg:x2="2.652cm" svg:y2="5.728cm">
          <text:p/>
        </draw:line>
        <draw:polygon draw:style-name="gr4" draw:text-style-name="P4" draw:layer="layout" svg:width="0.047cm" svg:height="0cm" svg:x="2.652cm" svg:y="5.699cm" svg:viewBox="0 0 48 0" draw:points="48,0 0,0">
          <text:p/>
        </draw:polygon>
        <draw:line draw:style-name="gr12" draw:text-style-name="P6" draw:layer="layout" svg:x1="2.7cm" svg:y1="5.699cm" svg:x2="2.652cm" svg:y2="5.699cm">
          <text:p/>
        </draw:line>
        <draw:polygon draw:style-name="gr4" draw:text-style-name="P4" draw:layer="layout" svg:width="0.047cm" svg:height="0cm" svg:x="2.652cm" svg:y="5.508cm" svg:viewBox="0 0 48 0" draw:points="48,0 0,0">
          <text:p/>
        </draw:polygon>
        <draw:line draw:style-name="gr12" draw:text-style-name="P6" draw:layer="layout" svg:x1="2.7cm" svg:y1="5.508cm" svg:x2="2.652cm" svg:y2="5.508cm">
          <text:p/>
        </draw:line>
        <draw:polygon draw:style-name="gr4" draw:text-style-name="P4" draw:layer="layout" svg:width="0.047cm" svg:height="0cm" svg:x="2.652cm" svg:y="5.41cm" svg:viewBox="0 0 48 0" draw:points="48,0 0,0">
          <text:p/>
        </draw:polygon>
        <draw:line draw:style-name="gr12" draw:text-style-name="P6" draw:layer="layout" svg:x1="2.7cm" svg:y1="5.41cm" svg:x2="2.652cm" svg:y2="5.41cm">
          <text:p/>
        </draw:line>
        <draw:polygon draw:style-name="gr4" draw:text-style-name="P4" draw:layer="layout" svg:width="0.047cm" svg:height="0cm" svg:x="2.652cm" svg:y="5.341cm" svg:viewBox="0 0 48 0" draw:points="48,0 0,0">
          <text:p/>
        </draw:polygon>
        <draw:line draw:style-name="gr12" draw:text-style-name="P6" draw:layer="layout" svg:x1="2.7cm" svg:y1="5.341cm" svg:x2="2.652cm" svg:y2="5.341cm">
          <text:p/>
        </draw:line>
        <draw:polygon draw:style-name="gr4" draw:text-style-name="P4" draw:layer="layout" svg:width="0.047cm" svg:height="0cm" svg:x="2.652cm" svg:y="5.287cm" svg:viewBox="0 0 48 0" draw:points="48,0 0,0">
          <text:p/>
        </draw:polygon>
        <draw:line draw:style-name="gr12" draw:text-style-name="P6" draw:layer="layout" svg:x1="2.7cm" svg:y1="5.287cm" svg:x2="2.652cm" svg:y2="5.287cm">
          <text:p/>
        </draw:line>
        <draw:polygon draw:style-name="gr4" draw:text-style-name="P4" draw:layer="layout" svg:width="0.047cm" svg:height="0cm" svg:x="2.652cm" svg:y="5.243cm" svg:viewBox="0 0 48 0" draw:points="48,0 0,0">
          <text:p/>
        </draw:polygon>
        <draw:line draw:style-name="gr12" draw:text-style-name="P6" draw:layer="layout" svg:x1="2.7cm" svg:y1="5.243cm" svg:x2="2.652cm" svg:y2="5.243cm">
          <text:p/>
        </draw:line>
        <draw:polygon draw:style-name="gr4" draw:text-style-name="P4" draw:layer="layout" svg:width="0.047cm" svg:height="0cm" svg:x="2.652cm" svg:y="5.206cm" svg:viewBox="0 0 48 0" draw:points="48,0 0,0">
          <text:p/>
        </draw:polygon>
        <draw:line draw:style-name="gr12" draw:text-style-name="P6" draw:layer="layout" svg:x1="2.7cm" svg:y1="5.206cm" svg:x2="2.652cm" svg:y2="5.206cm">
          <text:p/>
        </draw:line>
        <draw:polygon draw:style-name="gr4" draw:text-style-name="P4" draw:layer="layout" svg:width="0.047cm" svg:height="0cm" svg:x="2.652cm" svg:y="5.174cm" svg:viewBox="0 0 48 0" draw:points="48,0 0,0">
          <text:p/>
        </draw:polygon>
        <draw:line draw:style-name="gr12" draw:text-style-name="P6" draw:layer="layout" svg:x1="2.7cm" svg:y1="5.174cm" svg:x2="2.652cm" svg:y2="5.174cm">
          <text:p/>
        </draw:line>
        <draw:polygon draw:style-name="gr4" draw:text-style-name="P4" draw:layer="layout" svg:width="0.047cm" svg:height="0cm" svg:x="2.652cm" svg:y="5.145cm" svg:viewBox="0 0 48 0" draw:points="48,0 0,0">
          <text:p/>
        </draw:polygon>
        <draw:line draw:style-name="gr12" draw:text-style-name="P6" draw:layer="layout" svg:x1="2.7cm" svg:y1="5.145cm" svg:x2="2.652cm" svg:y2="5.145cm">
          <text:p/>
        </draw:line>
        <draw:polygon draw:style-name="gr4" draw:text-style-name="P4" draw:layer="layout" svg:width="0.047cm" svg:height="0cm" svg:x="2.652cm" svg:y="4.953cm" svg:viewBox="0 0 48 0" draw:points="48,0 0,0">
          <text:p/>
        </draw:polygon>
        <draw:line draw:style-name="gr12" draw:text-style-name="P6" draw:layer="layout" svg:x1="2.7cm" svg:y1="4.953cm" svg:x2="2.652cm" svg:y2="4.953cm">
          <text:p/>
        </draw:line>
        <draw:polygon draw:style-name="gr4" draw:text-style-name="P4" draw:layer="layout" svg:width="0.047cm" svg:height="0cm" svg:x="2.652cm" svg:y="4.856cm" svg:viewBox="0 0 48 0" draw:points="48,0 0,0">
          <text:p/>
        </draw:polygon>
        <draw:line draw:style-name="gr12" draw:text-style-name="P6" draw:layer="layout" svg:x1="2.7cm" svg:y1="4.856cm" svg:x2="2.652cm" svg:y2="4.856cm">
          <text:p/>
        </draw:line>
        <draw:polygon draw:style-name="gr4" draw:text-style-name="P4" draw:layer="layout" svg:width="0.047cm" svg:height="0cm" svg:x="2.652cm" svg:y="4.787cm" svg:viewBox="0 0 48 0" draw:points="48,0 0,0">
          <text:p/>
        </draw:polygon>
        <draw:line draw:style-name="gr12" draw:text-style-name="P6" draw:layer="layout" svg:x1="2.7cm" svg:y1="4.787cm" svg:x2="2.652cm" svg:y2="4.787cm">
          <text:p/>
        </draw:line>
        <draw:polygon draw:style-name="gr4" draw:text-style-name="P4" draw:layer="layout" svg:width="0.047cm" svg:height="0cm" svg:x="2.652cm" svg:y="4.733cm" svg:viewBox="0 0 48 0" draw:points="48,0 0,0">
          <text:p/>
        </draw:polygon>
        <draw:line draw:style-name="gr12" draw:text-style-name="P6" draw:layer="layout" svg:x1="2.7cm" svg:y1="4.733cm" svg:x2="2.652cm" svg:y2="4.733cm">
          <text:p/>
        </draw:line>
        <draw:polygon draw:style-name="gr4" draw:text-style-name="P4" draw:layer="layout" svg:width="0.047cm" svg:height="0cm" svg:x="2.652cm" svg:y="4.689cm" svg:viewBox="0 0 48 0" draw:points="48,0 0,0">
          <text:p/>
        </draw:polygon>
        <draw:line draw:style-name="gr12" draw:text-style-name="P6" draw:layer="layout" svg:x1="2.7cm" svg:y1="4.689cm" svg:x2="2.652cm" svg:y2="4.689cm">
          <text:p/>
        </draw:line>
        <draw:polygon draw:style-name="gr4" draw:text-style-name="P4" draw:layer="layout" svg:width="0.047cm" svg:height="0cm" svg:x="2.652cm" svg:y="4.652cm" svg:viewBox="0 0 48 0" draw:points="48,0 0,0">
          <text:p/>
        </draw:polygon>
        <draw:line draw:style-name="gr12" draw:text-style-name="P6" draw:layer="layout" svg:x1="2.7cm" svg:y1="4.652cm" svg:x2="2.652cm" svg:y2="4.652cm">
          <text:p/>
        </draw:line>
        <draw:polygon draw:style-name="gr4" draw:text-style-name="P4" draw:layer="layout" svg:width="0.047cm" svg:height="0cm" svg:x="2.652cm" svg:y="4.62cm" svg:viewBox="0 0 48 0" draw:points="48,0 0,0">
          <text:p/>
        </draw:polygon>
        <draw:line draw:style-name="gr12" draw:text-style-name="P6" draw:layer="layout" svg:x1="2.7cm" svg:y1="4.62cm" svg:x2="2.652cm" svg:y2="4.62cm">
          <text:p/>
        </draw:line>
        <draw:polygon draw:style-name="gr4" draw:text-style-name="P4" draw:layer="layout" svg:width="0.047cm" svg:height="0cm" svg:x="2.652cm" svg:y="4.591cm" svg:viewBox="0 0 48 0" draw:points="48,0 0,0">
          <text:p/>
        </draw:polygon>
        <draw:line draw:style-name="gr12" draw:text-style-name="P6" draw:layer="layout" svg:x1="2.7cm" svg:y1="4.591cm" svg:x2="2.652cm" svg:y2="4.591cm">
          <text:p/>
        </draw:line>
        <draw:polygon draw:style-name="gr4" draw:text-style-name="P4" draw:layer="layout" svg:width="0.047cm" svg:height="0cm" svg:x="2.652cm" svg:y="4.399cm" svg:viewBox="0 0 48 0" draw:points="48,0 0,0">
          <text:p/>
        </draw:polygon>
        <draw:line draw:style-name="gr12" draw:text-style-name="P6" draw:layer="layout" svg:x1="2.7cm" svg:y1="4.399cm" svg:x2="2.652cm" svg:y2="4.399cm">
          <text:p/>
        </draw:line>
        <draw:polygon draw:style-name="gr4" draw:text-style-name="P4" draw:layer="layout" svg:width="0.047cm" svg:height="0cm" svg:x="2.652cm" svg:y="4.302cm" svg:viewBox="0 0 48 0" draw:points="48,0 0,0">
          <text:p/>
        </draw:polygon>
        <draw:line draw:style-name="gr12" draw:text-style-name="P6" draw:layer="layout" svg:x1="2.7cm" svg:y1="4.302cm" svg:x2="2.652cm" svg:y2="4.302cm">
          <text:p/>
        </draw:line>
        <draw:polygon draw:style-name="gr4" draw:text-style-name="P4" draw:layer="layout" svg:width="0.047cm" svg:height="0cm" svg:x="2.652cm" svg:y="4.232cm" svg:viewBox="0 0 48 0" draw:points="48,0 0,0">
          <text:p/>
        </draw:polygon>
        <draw:line draw:style-name="gr12" draw:text-style-name="P6" draw:layer="layout" svg:x1="2.7cm" svg:y1="4.232cm" svg:x2="2.652cm" svg:y2="4.232cm">
          <text:p/>
        </draw:line>
        <draw:polygon draw:style-name="gr4" draw:text-style-name="P4" draw:layer="layout" svg:width="0.047cm" svg:height="0cm" svg:x="2.652cm" svg:y="4.178cm" svg:viewBox="0 0 48 0" draw:points="48,0 0,0">
          <text:p/>
        </draw:polygon>
        <draw:line draw:style-name="gr12" draw:text-style-name="P6" draw:layer="layout" svg:x1="2.7cm" svg:y1="4.178cm" svg:x2="2.652cm" svg:y2="4.178cm">
          <text:p/>
        </draw:line>
        <draw:polygon draw:style-name="gr4" draw:text-style-name="P4" draw:layer="layout" svg:width="0.047cm" svg:height="0cm" svg:x="2.652cm" svg:y="4.135cm" svg:viewBox="0 0 48 0" draw:points="48,0 0,0">
          <text:p/>
        </draw:polygon>
        <draw:line draw:style-name="gr12" draw:text-style-name="P6" draw:layer="layout" svg:x1="2.7cm" svg:y1="4.135cm" svg:x2="2.652cm" svg:y2="4.135cm">
          <text:p/>
        </draw:line>
        <draw:polygon draw:style-name="gr4" draw:text-style-name="P4" draw:layer="layout" svg:width="0.047cm" svg:height="0cm" svg:x="2.652cm" svg:y="4.098cm" svg:viewBox="0 0 48 0" draw:points="48,0 0,0">
          <text:p/>
        </draw:polygon>
        <draw:line draw:style-name="gr12" draw:text-style-name="P6" draw:layer="layout" svg:x1="2.7cm" svg:y1="4.098cm" svg:x2="2.652cm" svg:y2="4.098cm">
          <text:p/>
        </draw:line>
        <draw:polygon draw:style-name="gr4" draw:text-style-name="P4" draw:layer="layout" svg:width="0.047cm" svg:height="0cm" svg:x="2.652cm" svg:y="4.066cm" svg:viewBox="0 0 48 0" draw:points="48,0 0,0">
          <text:p/>
        </draw:polygon>
        <draw:line draw:style-name="gr12" draw:text-style-name="P6" draw:layer="layout" svg:x1="2.7cm" svg:y1="4.066cm" svg:x2="2.652cm" svg:y2="4.066cm">
          <text:p/>
        </draw:line>
        <draw:polygon draw:style-name="gr4" draw:text-style-name="P4" draw:layer="layout" svg:width="0.047cm" svg:height="0cm" svg:x="2.652cm" svg:y="4.037cm" svg:viewBox="0 0 48 0" draw:points="48,0 0,0">
          <text:p/>
        </draw:polygon>
        <draw:line draw:style-name="gr12" draw:text-style-name="P6" draw:layer="layout" svg:x1="2.7cm" svg:y1="4.037cm" svg:x2="2.652cm" svg:y2="4.037cm">
          <text:p/>
        </draw:line>
        <draw:polygon draw:style-name="gr4" draw:text-style-name="P4" draw:layer="layout" svg:width="0.047cm" svg:height="0cm" svg:x="2.652cm" svg:y="3.845cm" svg:viewBox="0 0 48 0" draw:points="48,0 0,0">
          <text:p/>
        </draw:polygon>
        <draw:line draw:style-name="gr12" draw:text-style-name="P6" draw:layer="layout" svg:x1="2.7cm" svg:y1="3.845cm" svg:x2="2.652cm" svg:y2="3.845cm">
          <text:p/>
        </draw:line>
        <draw:polygon draw:style-name="gr4" draw:text-style-name="P4" draw:layer="layout" svg:width="0.047cm" svg:height="0cm" svg:x="2.652cm" svg:y="3.747cm" svg:viewBox="0 0 48 0" draw:points="48,0 0,0">
          <text:p/>
        </draw:polygon>
        <draw:line draw:style-name="gr12" draw:text-style-name="P6" draw:layer="layout" svg:x1="2.7cm" svg:y1="3.747cm" svg:x2="2.652cm" svg:y2="3.747cm">
          <text:p/>
        </draw:line>
        <draw:polygon draw:style-name="gr4" draw:text-style-name="P4" draw:layer="layout" svg:width="0.047cm" svg:height="0cm" svg:x="2.652cm" svg:y="3.678cm" svg:viewBox="0 0 48 0" draw:points="48,0 0,0">
          <text:p/>
        </draw:polygon>
        <draw:line draw:style-name="gr12" draw:text-style-name="P6" draw:layer="layout" svg:x1="2.7cm" svg:y1="3.678cm" svg:x2="2.652cm" svg:y2="3.678cm">
          <text:p/>
        </draw:line>
        <draw:polygon draw:style-name="gr4" draw:text-style-name="P4" draw:layer="layout" svg:width="0.047cm" svg:height="0cm" svg:x="2.652cm" svg:y="3.624cm" svg:viewBox="0 0 48 0" draw:points="48,0 0,0">
          <text:p/>
        </draw:polygon>
        <draw:line draw:style-name="gr12" draw:text-style-name="P6" draw:layer="layout" svg:x1="2.7cm" svg:y1="3.624cm" svg:x2="2.652cm" svg:y2="3.624cm">
          <text:p/>
        </draw:line>
        <draw:polygon draw:style-name="gr4" draw:text-style-name="P4" draw:layer="layout" svg:width="0.047cm" svg:height="0cm" svg:x="2.652cm" svg:y="3.581cm" svg:viewBox="0 0 48 0" draw:points="48,0 0,0">
          <text:p/>
        </draw:polygon>
        <draw:line draw:style-name="gr12" draw:text-style-name="P6" draw:layer="layout" svg:x1="2.7cm" svg:y1="3.581cm" svg:x2="2.652cm" svg:y2="3.581cm">
          <text:p/>
        </draw:line>
        <draw:polygon draw:style-name="gr4" draw:text-style-name="P4" draw:layer="layout" svg:width="0.047cm" svg:height="0cm" svg:x="2.652cm" svg:y="3.543cm" svg:viewBox="0 0 48 0" draw:points="48,0 0,0">
          <text:p/>
        </draw:polygon>
        <draw:line draw:style-name="gr12" draw:text-style-name="P6" draw:layer="layout" svg:x1="2.7cm" svg:y1="3.543cm" svg:x2="2.652cm" svg:y2="3.543cm">
          <text:p/>
        </draw:line>
        <draw:polygon draw:style-name="gr4" draw:text-style-name="P4" draw:layer="layout" svg:width="0.047cm" svg:height="0cm" svg:x="2.652cm" svg:y="3.511cm" svg:viewBox="0 0 48 0" draw:points="48,0 0,0">
          <text:p/>
        </draw:polygon>
        <draw:line draw:style-name="gr12" draw:text-style-name="P6" draw:layer="layout" svg:x1="2.7cm" svg:y1="3.511cm" svg:x2="2.652cm" svg:y2="3.511cm">
          <text:p/>
        </draw:line>
        <draw:polygon draw:style-name="gr4" draw:text-style-name="P4" draw:layer="layout" svg:width="0.047cm" svg:height="0cm" svg:x="2.652cm" svg:y="3.483cm" svg:viewBox="0 0 48 0" draw:points="48,0 0,0">
          <text:p/>
        </draw:polygon>
        <draw:line draw:style-name="gr12" draw:text-style-name="P6" draw:layer="layout" svg:x1="2.7cm" svg:y1="3.483cm" svg:x2="2.652cm" svg:y2="3.483cm">
          <text:p/>
        </draw:line>
        <draw:polygon draw:style-name="gr4" draw:text-style-name="P4" draw:layer="layout" svg:width="0.047cm" svg:height="0cm" svg:x="2.652cm" svg:y="3.291cm" svg:viewBox="0 0 48 0" draw:points="48,0 0,0">
          <text:p/>
        </draw:polygon>
        <draw:line draw:style-name="gr12" draw:text-style-name="P6" draw:layer="layout" svg:x1="2.7cm" svg:y1="3.291cm" svg:x2="2.652cm" svg:y2="3.291cm">
          <text:p/>
        </draw:line>
        <draw:polygon draw:style-name="gr4" draw:text-style-name="P4" draw:layer="layout" svg:width="0.047cm" svg:height="0cm" svg:x="2.652cm" svg:y="3.193cm" svg:viewBox="0 0 48 0" draw:points="48,0 0,0">
          <text:p/>
        </draw:polygon>
        <draw:line draw:style-name="gr12" draw:text-style-name="P6" draw:layer="layout" svg:x1="2.7cm" svg:y1="3.193cm" svg:x2="2.652cm" svg:y2="3.193cm">
          <text:p/>
        </draw:line>
        <draw:polygon draw:style-name="gr4" draw:text-style-name="P4" draw:layer="layout" svg:width="0.047cm" svg:height="0cm" svg:x="2.652cm" svg:y="3.124cm" svg:viewBox="0 0 48 0" draw:points="48,0 0,0">
          <text:p/>
        </draw:polygon>
        <draw:line draw:style-name="gr12" draw:text-style-name="P6" draw:layer="layout" svg:x1="2.7cm" svg:y1="3.124cm" svg:x2="2.652cm" svg:y2="3.124cm">
          <text:p/>
        </draw:line>
        <draw:polygon draw:style-name="gr4" draw:text-style-name="P4" draw:layer="layout" svg:width="0.047cm" svg:height="0cm" svg:x="2.652cm" svg:y="3.07cm" svg:viewBox="0 0 48 0" draw:points="48,0 0,0">
          <text:p/>
        </draw:polygon>
        <draw:line draw:style-name="gr12" draw:text-style-name="P6" draw:layer="layout" svg:x1="2.7cm" svg:y1="3.07cm" svg:x2="2.652cm" svg:y2="3.07cm">
          <text:p/>
        </draw:line>
        <draw:polygon draw:style-name="gr4" draw:text-style-name="P4" draw:layer="layout" svg:width="0.047cm" svg:height="0cm" svg:x="2.652cm" svg:y="3.026cm" svg:viewBox="0 0 48 0" draw:points="48,0 0,0">
          <text:p/>
        </draw:polygon>
        <draw:line draw:style-name="gr12" draw:text-style-name="P6" draw:layer="layout" svg:x1="2.7cm" svg:y1="3.026cm" svg:x2="2.652cm" svg:y2="3.026cm">
          <text:p/>
        </draw:line>
        <draw:polyline draw:style-name="gr13" draw:text-style-name="P6" draw:layer="layout" svg:width="7.705cm" svg:height="4.33cm" svg:x="3.084cm" svg:y="3.213cm" svg:viewBox="0 0 7706 4331" draw:points="0,4331 700,3617 1401,2927 2102,1900 2803,1059 3503,229 4204,0 4904,713 5605,1580 6305,2476 7006,3329 7706,4080">
          <text:p/>
        </draw:polyline>
        <draw:polyline draw:style-name="gr14" draw:text-style-name="P6" draw:layer="layout" svg:width="7.705cm" svg:height="3.136cm" svg:x="3.084cm" svg:y="3.708cm" svg:viewBox="0 0 7706 3137" draw:points="0,3137 700,2420 1401,1837 2102,1121 2803,516 3503,0 4204,35 4904,565 5605,1239 6305,1821 7006,2437 7706,3008">
          <text:p/>
        </draw:polyline>
        <draw:polyline draw:style-name="gr15" draw:text-style-name="P6" draw:layer="layout" svg:width="7.705cm" svg:height="2.356cm" svg:x="3.084cm" svg:y="3.99cm" svg:viewBox="0 0 7706 2357" draw:points="0,2182 700,1708 1401,1219 2102,705 2803,246 3503,0 4204,89 4904,465 5605,923 6305,1483 7006,1897 7706,2357">
          <text:p/>
        </draw:polyline>
        <draw:polyline draw:style-name="gr16" draw:text-style-name="P6" draw:layer="layout" svg:width="7.705cm" svg:height="1.925cm" svg:x="3.084cm" svg:y="4.167cm" svg:viewBox="0 0 7706 1926" draw:points="0,1711 700,1259 1401,866 2102,488 2803,129 3503,0 4204,131 4904,454 5605,825 6305,1187 7006,1565 7706,1926">
          <text:p/>
        </draw:polyline>
        <draw:line draw:style-name="gr17" draw:text-style-name="P6" draw:layer="layout" svg:x1="2.699cm" svg:y1="7.76cm" svg:x2="2.699cm" svg:y2="2.997cm">
          <text:p/>
        </draw:line>
        <draw:line draw:style-name="gr17" draw:text-style-name="P6" draw:layer="layout" svg:x1="11.175cm" svg:y1="7.76cm" svg:x2="11.175cm" svg:y2="2.997cm">
          <text:p/>
        </draw:line>
        <draw:line draw:style-name="gr17" draw:text-style-name="P6" draw:layer="layout" svg:x1="2.699cm" svg:y1="7.76cm" svg:x2="11.175cm" svg:y2="7.76cm">
          <text:p/>
        </draw:line>
        <draw:line draw:style-name="gr17" draw:text-style-name="P6" draw:layer="layout" svg:x1="2.699cm" svg:y1="2.997cm" svg:x2="11.175cm" svg:y2="2.997cm">
          <text:p/>
        </draw:line>
        <draw:polygon draw:style-name="gr10" draw:text-style-name="P5" draw:layer="layout" svg:width="8.476cm" svg:height="2.431cm" svg:x="2.699cm" svg:y="0.508cm" svg:viewBox="0 0 8477 2432" draw:points="0,2432 8477,2432 8477,0 0,0">
          <text:p/>
        </draw:polygon>
        <draw:polygon draw:style-name="gr4" draw:text-style-name="P4" draw:layer="layout" svg:width="0cm" svg:height="0.031cm" svg:x="3.084cm" svg:y="2.94cm" svg:viewBox="0 0 0 32" draw:points="0,0 0,32">
          <text:p/>
        </draw:polygon>
        <draw:line draw:style-name="gr11" draw:text-style-name="P6" draw:layer="layout" svg:x1="3.084cm" svg:y1="2.94cm" svg:x2="3.084cm" svg:y2="2.972cm">
          <text:p/>
        </draw:line>
        <draw:polygon draw:style-name="gr4" draw:text-style-name="P4" draw:layer="layout" svg:width="0cm" svg:height="0.031cm" svg:x="4.486cm" svg:y="2.94cm" svg:viewBox="0 0 0 32" draw:points="0,0 0,32">
          <text:p/>
        </draw:polygon>
        <draw:line draw:style-name="gr11" draw:text-style-name="P6" draw:layer="layout" svg:x1="4.486cm" svg:y1="2.94cm" svg:x2="4.486cm" svg:y2="2.972cm">
          <text:p/>
        </draw:line>
        <draw:polygon draw:style-name="gr4" draw:text-style-name="P4" draw:layer="layout" svg:width="0cm" svg:height="0.031cm" svg:x="5.886cm" svg:y="2.94cm" svg:viewBox="0 0 0 32" draw:points="0,0 0,32">
          <text:p/>
        </draw:polygon>
        <draw:line draw:style-name="gr11" draw:text-style-name="P6" draw:layer="layout" svg:x1="5.886cm" svg:y1="2.94cm" svg:x2="5.886cm" svg:y2="2.972cm">
          <text:p/>
        </draw:line>
        <draw:polygon draw:style-name="gr4" draw:text-style-name="P4" draw:layer="layout" svg:width="0cm" svg:height="0.031cm" svg:x="7.287cm" svg:y="2.94cm" svg:viewBox="0 0 0 32" draw:points="0,0 0,32">
          <text:p/>
        </draw:polygon>
        <draw:line draw:style-name="gr11" draw:text-style-name="P6" draw:layer="layout" svg:x1="7.287cm" svg:y1="2.94cm" svg:x2="7.287cm" svg:y2="2.972cm">
          <text:p/>
        </draw:line>
        <draw:polygon draw:style-name="gr4" draw:text-style-name="P4" draw:layer="layout" svg:width="0cm" svg:height="0.031cm" svg:x="8.689cm" svg:y="2.94cm" svg:viewBox="0 0 0 32" draw:points="0,0 0,32">
          <text:p/>
        </draw:polygon>
        <draw:line draw:style-name="gr11" draw:text-style-name="P6" draw:layer="layout" svg:x1="8.689cm" svg:y1="2.94cm" svg:x2="8.689cm" svg:y2="2.972cm">
          <text:p/>
        </draw:line>
        <draw:polygon draw:style-name="gr4" draw:text-style-name="P4" draw:layer="layout" svg:width="0cm" svg:height="0.031cm" svg:x="10.089cm" svg:y="2.94cm" svg:viewBox="0 0 0 32" draw:points="0,0 0,32">
          <text:p/>
        </draw:polygon>
        <draw:line draw:style-name="gr11" draw:text-style-name="P6" draw:layer="layout" svg:x1="10.089cm" svg:y1="2.94cm" svg:x2="10.089cm" svg:y2="2.972cm">
          <text:p/>
        </draw:line>
        <draw:polygon draw:style-name="gr4" draw:text-style-name="P4" draw:layer="layout" svg:width="0.082cm" svg:height="0cm" svg:x="2.616cm" svg:y="2.83cm" svg:viewBox="0 0 83 0" draw:points="83,0 0,0">
          <text:p/>
        </draw:polygon>
        <draw:line draw:style-name="gr11" draw:text-style-name="P6" draw:layer="layout" svg:x1="2.699cm" svg:y1="2.83cm" svg:x2="2.616cm" svg:y2="2.83cm">
          <text:p/>
        </draw:line>
        <draw:polygon draw:style-name="gr4" draw:text-style-name="P4" draw:layer="layout" svg:width="0.082cm" svg:height="0cm" svg:x="2.616cm" svg:y="2.505cm" svg:viewBox="0 0 83 0" draw:points="83,0 0,0">
          <text:p/>
        </draw:polygon>
        <draw:line draw:style-name="gr11" draw:text-style-name="P6" draw:layer="layout" svg:x1="2.699cm" svg:y1="2.505cm" svg:x2="2.616cm" svg:y2="2.505cm">
          <text:p/>
        </draw:line>
        <draw:polygon draw:style-name="gr4" draw:text-style-name="P4" draw:layer="layout" svg:width="0.082cm" svg:height="0cm" svg:x="2.616cm" svg:y="2.181cm" svg:viewBox="0 0 83 0" draw:points="83,0 0,0">
          <text:p/>
        </draw:polygon>
        <draw:line draw:style-name="gr11" draw:text-style-name="P6" draw:layer="layout" svg:x1="2.699cm" svg:y1="2.181cm" svg:x2="2.616cm" svg:y2="2.181cm">
          <text:p/>
        </draw:line>
        <draw:polygon draw:style-name="gr4" draw:text-style-name="P4" draw:layer="layout" svg:width="0.082cm" svg:height="0cm" svg:x="2.616cm" svg:y="1.856cm" svg:viewBox="0 0 83 0" draw:points="83,0 0,0">
          <text:p/>
        </draw:polygon>
        <draw:line draw:style-name="gr11" draw:text-style-name="P6" draw:layer="layout" svg:x1="2.699cm" svg:y1="1.856cm" svg:x2="2.616cm" svg:y2="1.856cm">
          <text:p/>
        </draw:line>
        <draw:polygon draw:style-name="gr4" draw:text-style-name="P4" draw:layer="layout" svg:width="0.082cm" svg:height="0cm" svg:x="2.616cm" svg:y="1.532cm" svg:viewBox="0 0 83 0" draw:points="83,0 0,0">
          <text:p/>
        </draw:polygon>
        <draw:line draw:style-name="gr11" draw:text-style-name="P6" draw:layer="layout" svg:x1="2.699cm" svg:y1="1.532cm" svg:x2="2.616cm" svg:y2="1.532cm">
          <text:p/>
        </draw:line>
        <draw:polygon draw:style-name="gr4" draw:text-style-name="P4" draw:layer="layout" svg:width="0.082cm" svg:height="0cm" svg:x="2.616cm" svg:y="1.207cm" svg:viewBox="0 0 83 0" draw:points="83,0 0,0">
          <text:p/>
        </draw:polygon>
        <draw:line draw:style-name="gr11" draw:text-style-name="P6" draw:layer="layout" svg:x1="2.699cm" svg:y1="1.207cm" svg:x2="2.616cm" svg:y2="1.207cm">
          <text:p/>
        </draw:line>
        <draw:polygon draw:style-name="gr4" draw:text-style-name="P4" draw:layer="layout" svg:width="0.082cm" svg:height="0cm" svg:x="2.616cm" svg:y="0.883cm" svg:viewBox="0 0 83 0" draw:points="83,0 0,0">
          <text:p/>
        </draw:polygon>
        <draw:line draw:style-name="gr11" draw:text-style-name="P6" draw:layer="layout" svg:x1="2.699cm" svg:y1="0.883cm" svg:x2="2.616cm" svg:y2="0.883cm">
          <text:p/>
        </draw:line>
        <draw:polygon draw:style-name="gr4" draw:text-style-name="P4" draw:layer="layout" svg:width="0.082cm" svg:height="0cm" svg:x="2.616cm" svg:y="0.558cm" svg:viewBox="0 0 83 0" draw:points="83,0 0,0">
          <text:p/>
        </draw:polygon>
        <draw:line draw:style-name="gr11" draw:text-style-name="P6" draw:layer="layout" svg:x1="2.699cm" svg:y1="0.558cm" svg:x2="2.616cm" svg:y2="0.558cm">
          <text:p/>
        </draw:line>
        <draw:polyline draw:style-name="gr18" draw:text-style-name="P6" draw:layer="layout" svg:width="7.565cm" svg:height="0.039cm" svg:x="3.084cm" svg:y="0.618cm" svg:viewBox="0 0 7566 40" draw:points="0,40 281,38 560,36 841,34 1121,32 1401,30 1681,28 1961,27 2242,25 2522,24 2803,22 3083,20 3363,19 3643,17 3924,16 4204,15 4484,13 4764,12 5045,11 5325,9 5605,8 5885,7 6166,6 6445,5 6726,4 7006,2 7286,1 7566,0">
          <text:p/>
        </draw:polyline>
        <draw:polyline draw:style-name="gr13" draw:text-style-name="P6" draw:layer="layout" svg:width="7.705cm" svg:height="2.21cm" svg:x="3.084cm" svg:y="0.619cm" svg:viewBox="0 0 7706 2211" draw:points="0,2211 700,2211 1401,2211 2102,2209 2803,2188 3503,1924 4204,717 4904,83 5605,14 6305,6 7006,3 7706,0">
          <text:p/>
        </draw:polyline>
        <draw:polyline draw:style-name="gr14" draw:text-style-name="P6" draw:layer="layout" svg:width="7.705cm" svg:height="2.21cm" svg:x="3.084cm" svg:y="0.619cm" svg:viewBox="0 0 7706 2211" draw:points="0,2211 700,2210 1401,2209 2102,2194 2803,2094 3503,1568 4204,565 4904,112 5605,24 6305,8 7006,3 7706,0">
          <text:p/>
        </draw:polyline>
        <draw:polyline draw:style-name="gr15" draw:text-style-name="P6" draw:layer="layout" svg:width="7.705cm" svg:height="2.208cm" svg:x="3.084cm" svg:y="0.62cm" svg:viewBox="0 0 7706 2209" draw:points="0,2209 700,2207 1401,2196 2102,2145 2803,1926 3503,1292 4204,510 4904,142 5605,39 6305,13 7006,4 7706,0">
          <text:p/>
        </draw:polyline>
        <draw:polyline draw:style-name="gr16" draw:text-style-name="P6" draw:layer="layout" svg:width="7.705cm" svg:height="2.204cm" svg:x="3.084cm" svg:y="0.622cm" svg:viewBox="0 0 7706 2205" draw:points="0,2205 700,2196 1401,2165 2102,2057 2803,1737 3503,1109 4204,489 4904,172 5605,59 6305,21 7006,7 7706,0">
          <text:p/>
        </draw:polyline>
        <draw:line draw:style-name="gr17" draw:text-style-name="P6" draw:layer="layout" svg:x1="2.699cm" svg:y1="2.94cm" svg:x2="2.699cm" svg:y2="0.508cm">
          <text:p/>
        </draw:line>
        <draw:line draw:style-name="gr17" draw:text-style-name="P6" draw:layer="layout" svg:x1="11.175cm" svg:y1="2.94cm" svg:x2="11.175cm" svg:y2="0.508cm">
          <text:p/>
        </draw:line>
        <draw:line draw:style-name="gr17" draw:text-style-name="P6" draw:layer="layout" svg:x1="2.699cm" svg:y1="2.94cm" svg:x2="11.175cm" svg:y2="2.94cm">
          <text:p/>
        </draw:line>
        <draw:line draw:style-name="gr17" draw:text-style-name="P6" draw:layer="layout" svg:x1="2.699cm" svg:y1="0.508cm" svg:x2="11.175cm" svg:y2="0.508cm">
          <text:p/>
        </draw:line>
        <draw:polygon draw:style-name="gr10" draw:text-style-name="P5" draw:layer="layout" svg:width="8.476cm" svg:height="3.058cm" svg:x="2.699cm" svg:y="7.874cm" svg:viewBox="0 0 8477 3059" draw:points="0,3059 8477,3059 8477,0 0,0">
          <text:p/>
        </draw:polygon>
        <draw:polygon draw:style-name="gr4" draw:text-style-name="P4" draw:layer="layout" svg:width="0.082cm" svg:height="0cm" svg:x="2.616cm" svg:y="10.492cm" svg:viewBox="0 0 83 0" draw:points="83,0 0,0">
          <text:p/>
        </draw:polygon>
        <draw:line draw:style-name="gr11" draw:text-style-name="P6" draw:layer="layout" svg:x1="2.699cm" svg:y1="10.492cm" svg:x2="2.616cm" svg:y2="10.492cm">
          <text:p/>
        </draw:line>
        <draw:polygon draw:style-name="gr4" draw:text-style-name="P4" draw:layer="layout" svg:width="0.082cm" svg:height="0cm" svg:x="2.616cm" svg:y="9.782cm" svg:viewBox="0 0 83 0" draw:points="83,0 0,0">
          <text:p/>
        </draw:polygon>
        <draw:line draw:style-name="gr11" draw:text-style-name="P6" draw:layer="layout" svg:x1="2.699cm" svg:y1="9.782cm" svg:x2="2.616cm" svg:y2="9.782cm">
          <text:p/>
        </draw:line>
        <draw:polygon draw:style-name="gr4" draw:text-style-name="P4" draw:layer="layout" svg:width="0.082cm" svg:height="0cm" svg:x="2.616cm" svg:y="9.072cm" svg:viewBox="0 0 83 0" draw:points="83,0 0,0">
          <text:p/>
        </draw:polygon>
        <draw:line draw:style-name="gr11" draw:text-style-name="P6" draw:layer="layout" svg:x1="2.699cm" svg:y1="9.072cm" svg:x2="2.616cm" svg:y2="9.072cm">
          <text:p/>
        </draw:line>
        <draw:polygon draw:style-name="gr4" draw:text-style-name="P4" draw:layer="layout" svg:width="0.082cm" svg:height="0cm" svg:x="2.616cm" svg:y="8.362cm" svg:viewBox="0 0 83 0" draw:points="83,0 0,0">
          <text:p/>
        </draw:polygon>
        <draw:line draw:style-name="gr11" draw:text-style-name="P6" draw:layer="layout" svg:x1="2.699cm" svg:y1="8.362cm" svg:x2="2.616cm" svg:y2="8.362cm">
          <text:p/>
        </draw:line>
        <draw:polyline draw:style-name="gr13" draw:text-style-name="P6" draw:layer="layout" svg:width="7.705cm" svg:height="2.78cm" svg:x="3.084cm" svg:y="8.013cm" svg:viewBox="0 0 7706 2781" draw:points="0,554 700,569 1401,476 2102,281 2803,145 3503,0 4204,108 4904,619 5605,1179 6305,1753 7006,2300 7706,2781">
          <text:p/>
        </draw:polyline>
        <draw:polyline draw:style-name="gr14" draw:text-style-name="P6" draw:layer="layout" svg:width="7.705cm" svg:height="2.116cm" svg:x="3.084cm" svg:y="8.308cm" svg:viewBox="0 0 7706 2117" draw:points="0,499 700,369 1401,300 2102,153 2803,67 3503,0 4204,167 4904,544 5605,982 6305,1356 7006,1751 7706,2117">
          <text:p/>
        </draw:polyline>
        <draw:polyline draw:style-name="gr15" draw:text-style-name="P6" draw:layer="layout" svg:width="7.705cm" svg:height="1.668cm" svg:x="3.084cm" svg:y="8.519cm" svg:viewBox="0 0 7706 1669" draw:points="0,287 700,225 1401,154 2102,67 2803,0 3503,24 4204,176 4904,446 5605,748 6305,1108 7006,1373 7706,1669">
          <text:p/>
        </draw:polyline>
        <draw:polyline draw:style-name="gr16" draw:text-style-name="P6" draw:layer="layout" svg:width="7.705cm" svg:height="1.388cm" svg:x="3.084cm" svg:y="8.636cm" svg:viewBox="0 0 7706 1389" draw:points="0,239 700,153 1401,102 2102,54 2803,0 3503,48 4204,201 4904,433 5605,679 6305,914 7006,1157 7706,1389">
          <text:p/>
        </draw:polyline>
        <draw:line draw:style-name="gr17" draw:text-style-name="P6" draw:layer="layout" svg:x1="2.699cm" svg:y1="10.933cm" svg:x2="2.699cm" svg:y2="7.874cm">
          <text:p/>
        </draw:line>
        <draw:line draw:style-name="gr17" draw:text-style-name="P6" draw:layer="layout" svg:x1="11.175cm" svg:y1="10.933cm" svg:x2="11.175cm" svg:y2="7.874cm">
          <text:p/>
        </draw:line>
        <draw:line draw:style-name="gr17" draw:text-style-name="P6" draw:layer="layout" svg:x1="2.699cm" svg:y1="7.874cm" svg:x2="11.175cm" svg:y2="7.874cm">
          <text:p/>
        </draw:line>
        <draw:frame draw:style-name="gr19" draw:text-style-name="P7" draw:layer="layout" svg:width="0.451cm" svg:height="0.458cm" svg:x="1.397cm" svg:y="10.334cm">
          <draw:text-box>
            <text:p text:style-name="P1"><text:span text:style-name="T1">10</text:span></text:p>
          </draw:text-box>
        </draw:frame>
        <draw:polygon draw:style-name="gr4" draw:text-style-name="P4" draw:layer="layout" svg:width="0.155cm" svg:height="0.006cm" svg:x="1.875cm" svg:y="10.367cm" svg:viewBox="0 0 156 7" draw:points="0,0 156,0 156,7 0,7">
          <text:p/>
        </draw:polygon>
        <draw:frame draw:style-name="gr20" draw:text-style-name="P8" draw:layer="layout" svg:width="0.246cm" svg:height="0.321cm" svg:x="2.057cm" svg:y="10.323cm">
          <draw:text-box>
            <text:p text:style-name="P1"><text:span text:style-name="T3">3</text:span></text:p>
          </draw:text-box>
        </draw:frame>
        <draw:frame draw:style-name="gr21" draw:text-style-name="P7" draw:layer="layout" svg:width="0.451cm" svg:height="0.457cm" svg:x="1.397cm" svg:y="9.65cm">
          <draw:text-box>
            <text:p text:style-name="P1"><text:span text:style-name="T1">10</text:span></text:p>
          </draw:text-box>
        </draw:frame>
        <draw:polygon draw:style-name="gr4" draw:text-style-name="P4" draw:layer="layout" svg:width="0.155cm" svg:height="0.006cm" svg:x="1.875cm" svg:y="9.683cm" svg:viewBox="0 0 156 7" draw:points="0,0 156,0 156,7 0,7">
          <text:p/>
        </draw:polygon>
        <draw:frame draw:style-name="gr20" draw:text-style-name="P8" draw:layer="layout" svg:width="0.246cm" svg:height="0.321cm" svg:x="2.057cm" svg:y="9.639cm">
          <draw:text-box>
            <text:p text:style-name="P1"><text:span text:style-name="T3">1</text:span></text:p>
          </draw:text-box>
        </draw:frame>
        <draw:frame draw:style-name="gr21" draw:text-style-name="P7" draw:layer="layout" svg:width="0.451cm" svg:height="0.457cm" svg:x="1.609cm" svg:y="8.961cm">
          <draw:text-box>
            <text:p text:style-name="P1"><text:span text:style-name="T1">10</text:span></text:p>
          </draw:text-box>
        </draw:frame>
        <draw:frame draw:style-name="gr22" draw:text-style-name="P8" draw:layer="layout" svg:width="0.246cm" svg:height="0.322cm" svg:x="2.061cm" svg:y="8.948cm">
          <draw:text-box>
            <text:p text:style-name="P1"><text:span text:style-name="T3">1</text:span></text:p>
          </draw:text-box>
        </draw:frame>
        <draw:frame draw:style-name="gr19" draw:text-style-name="P7" draw:layer="layout" svg:width="0.451cm" svg:height="0.458cm" svg:x="1.609cm" svg:y="8.266cm">
          <draw:text-box>
            <text:p text:style-name="P1"><text:span text:style-name="T1">10</text:span></text:p>
          </draw:text-box>
        </draw:frame>
        <draw:frame draw:style-name="gr20" draw:text-style-name="P8" draw:layer="layout" svg:width="0.246cm" svg:height="0.321cm" svg:x="2.061cm" svg:y="8.255cm">
          <draw:text-box>
            <text:p text:style-name="P1"><text:span text:style-name="T3">3</text:span></text:p>
          </draw:text-box>
        </draw:frame>
        <draw:frame draw:style-name="gr23" draw:text-style-name="P7" draw:layer="layout" svg:width="0.785cm" svg:height="0.412cm" svg:x="2.794cm" svg:y="11.038cm">
          <draw:text-box>
            <text:p text:style-name="P1"><text:span text:style-name="T1">44.0</text:span></text:p>
          </draw:text-box>
        </draw:frame>
        <draw:frame draw:style-name="gr23" draw:text-style-name="P7" draw:layer="layout" svg:width="0.785cm" svg:height="0.412cm" svg:x="4.214cm" svg:y="11.038cm">
          <draw:text-box>
            <text:p text:style-name="P1"><text:span text:style-name="T1">44.5</text:span></text:p>
          </draw:text-box>
        </draw:frame>
        <draw:frame draw:style-name="gr23" draw:text-style-name="P7" draw:layer="layout" svg:width="0.785cm" svg:height="0.412cm" svg:x="5.634cm" svg:y="11.038cm">
          <draw:text-box>
            <text:p text:style-name="P1"><text:span text:style-name="T1">45.0</text:span></text:p>
          </draw:text-box>
        </draw:frame>
        <draw:frame draw:style-name="gr23" draw:text-style-name="P7" draw:layer="layout" svg:width="0.785cm" svg:height="0.412cm" svg:x="7.053cm" svg:y="11.038cm">
          <draw:text-box>
            <text:p text:style-name="P1"><text:span text:style-name="T1">45.5</text:span></text:p>
          </draw:text-box>
        </draw:frame>
        <draw:frame draw:style-name="gr23" draw:text-style-name="P7" draw:layer="layout" svg:width="0.785cm" svg:height="0.412cm" svg:x="8.473cm" svg:y="11.038cm">
          <draw:text-box>
            <text:p text:style-name="P1"><text:span text:style-name="T1">46.0</text:span></text:p>
          </draw:text-box>
        </draw:frame>
        <draw:frame draw:style-name="gr23" draw:text-style-name="P7" draw:layer="layout" svg:width="0.785cm" svg:height="0.412cm" svg:x="9.893cm" svg:y="11.038cm">
          <draw:text-box>
            <text:p text:style-name="P1"><text:span text:style-name="T1">46.5</text:span></text:p>
          </draw:text-box>
        </draw:frame>
        <draw:frame draw:style-name="gr5" draw:text-style-name="P7" draw:layer="layout" svg:width="0.352cm" svg:height="0.412cm" svg:x="1.807cm" svg:y="2.669cm">
          <draw:text-box>
            <text:p text:style-name="P1"><text:span text:style-name="T1">0</text:span></text:p>
          </draw:text-box>
        </draw:frame>
        <draw:frame draw:style-name="gr24" draw:text-style-name="P7" draw:layer="layout" svg:width="0.451cm" svg:height="0.412cm" svg:x="1.582cm" svg:y="2.033cm">
          <draw:text-box>
            <text:p text:style-name="P1"><text:span text:style-name="T1">50</text:span></text:p>
          </draw:text-box>
        </draw:frame>
        <draw:frame draw:style-name="gr25" draw:text-style-name="P7" draw:layer="layout" svg:width="0.675cm" svg:height="0.412cm" svg:x="1.358cm" svg:y="1.398cm">
          <draw:text-box>
            <text:p text:style-name="P1"><text:span text:style-name="T1">100</text:span></text:p>
          </draw:text-box>
        </draw:frame>
        <draw:frame draw:style-name="gr25" draw:text-style-name="P7" draw:layer="layout" svg:width="0.675cm" svg:height="0.412cm" svg:x="1.358cm" svg:y="0.762cm">
          <draw:text-box>
            <text:p text:style-name="P1"><text:span text:style-name="T1">150</text:span></text:p>
          </draw:text-box>
        </draw:frame>
        <draw:frame draw:style-name="gr24" draw:text-style-name="P7" draw:layer="layout" svg:width="0.451cm" svg:height="0.412cm" svg:x="1.481cm" svg:y="7.201cm">
          <draw:text-box>
            <text:p text:style-name="P1"><text:span text:style-name="T1">10</text:span></text:p>
          </draw:text-box>
        </draw:frame>
        <draw:polygon draw:style-name="gr4" draw:text-style-name="P4" draw:layer="layout" svg:width="0.155cm" svg:height="0.01cm" svg:x="1.959cm" svg:y="7.254cm" svg:viewBox="0 0 156 11" draw:points="0,0 156,0 156,11 0,11">
          <text:p/>
        </draw:polygon>
        <draw:frame draw:style-name="gr3" draw:text-style-name="P8" draw:layer="layout" svg:width="0.246cm" svg:height="0.289cm" svg:x="2.141cm" svg:y="7.182cm">
          <draw:text-box>
            <text:p text:style-name="P1"><text:span text:style-name="T3">2</text:span></text:p>
          </draw:text-box>
        </draw:frame>
        <draw:frame draw:style-name="gr24" draw:text-style-name="P7" draw:layer="layout" svg:width="0.451cm" svg:height="0.412cm" svg:x="1.693cm" svg:y="6.087cm">
          <draw:text-box>
            <text:p text:style-name="P1"><text:span text:style-name="T1">10</text:span></text:p>
          </draw:text-box>
        </draw:frame>
        <draw:frame draw:style-name="gr3" draw:text-style-name="P8" draw:layer="layout" svg:width="0.246cm" svg:height="0.289cm" svg:x="2.145cm" svg:y="6.068cm">
          <draw:text-box>
            <text:p text:style-name="P1"><text:span text:style-name="T3">0</text:span></text:p>
          </draw:text-box>
        </draw:frame>
        <draw:frame draw:style-name="gr24" draw:text-style-name="P7" draw:layer="layout" svg:width="0.451cm" svg:height="0.412cm" svg:x="1.693cm" svg:y="4.972cm">
          <draw:text-box>
            <text:p text:style-name="P1"><text:span text:style-name="T1">10</text:span></text:p>
          </draw:text-box>
        </draw:frame>
        <draw:frame draw:style-name="gr3" draw:text-style-name="P8" draw:layer="layout" svg:width="0.246cm" svg:height="0.289cm" svg:x="2.145cm" svg:y="4.953cm">
          <draw:text-box>
            <text:p text:style-name="P1"><text:span text:style-name="T3">2</text:span></text:p>
          </draw:text-box>
        </draw:frame>
        <draw:frame draw:style-name="gr24" draw:text-style-name="P7" draw:layer="layout" svg:width="0.451cm" svg:height="0.412cm" svg:x="1.693cm" svg:y="3.865cm">
          <draw:text-box>
            <text:p text:style-name="P1"><text:span text:style-name="T1">10</text:span></text:p>
          </draw:text-box>
        </draw:frame>
        <draw:frame draw:style-name="gr3" draw:text-style-name="P8" draw:layer="layout" svg:width="0.246cm" svg:height="0.289cm" svg:x="2.145cm" svg:y="3.847cm">
          <draw:text-box>
            <text:p text:style-name="P1"><text:span text:style-name="T3">4</text:span></text:p>
          </draw:text-box>
        </draw:frame>
        <draw:path draw:style-name="gr26" draw:text-style-name="P9" draw:layer="layout" svg:width="2.623cm" svg:height="2.176cm" svg:x="11.481cm" svg:y="0.61cm" svg:viewBox="0 0 2624 2177" svg:d="M70 2177h2482c48 0 72-23 72-70v-2037c0-47-24-70-72-70h-2482c-47 0-70 23-70 70v2037c0 47 23 70 70 70z">
          <text:p/>
        </draw:path>
        <draw:line draw:style-name="gr13" draw:text-style-name="P6" draw:layer="layout" svg:x1="11.622cm" svg:y1="0.895cm" svg:x2="12.327cm" svg:y2="0.895cm">
          <text:p/>
        </draw:line>
        <draw:line draw:style-name="gr14" draw:text-style-name="P6" draw:layer="layout" svg:x1="11.622cm" svg:y1="1.413cm" svg:x2="12.327cm" svg:y2="1.413cm">
          <text:p/>
        </draw:line>
        <draw:frame draw:style-name="gr27" draw:text-style-name="P7" draw:layer="layout" svg:width="1.352cm" svg:height="0.412cm" svg:x="12.61cm" svg:y="0.692cm">
          <draw:text-box>
            <text:p text:style-name="P1"><text:span text:style-name="T1">D=0.15</text:span></text:p>
          </draw:text-box>
        </draw:frame>
        <draw:line draw:style-name="gr15" draw:text-style-name="P6" draw:layer="layout" svg:x1="11.622cm" svg:y1="1.931cm" svg:x2="12.327cm" svg:y2="1.931cm">
          <text:p/>
        </draw:line>
        <draw:frame draw:style-name="gr27" draw:text-style-name="P7" draw:layer="layout" svg:width="1.352cm" svg:height="0.412cm" svg:x="12.61cm" svg:y="1.21cm">
          <draw:text-box>
            <text:p text:style-name="P1"><text:span text:style-name="T1">D=0.20</text:span></text:p>
          </draw:text-box>
        </draw:frame>
        <draw:line draw:style-name="gr16" draw:text-style-name="P6" draw:layer="layout" svg:x1="11.622cm" svg:y1="2.448cm" svg:x2="12.327cm" svg:y2="2.448cm">
          <text:p/>
        </draw:line>
        <draw:frame draw:style-name="gr27" draw:text-style-name="P7" draw:layer="layout" svg:width="1.352cm" svg:height="0.412cm" svg:x="12.61cm" svg:y="1.727cm">
          <draw:text-box>
            <text:p text:style-name="P1"><text:span text:style-name="T1">D=0.25</text:span></text:p>
          </draw:text-box>
        </draw:frame>
        <draw:frame draw:style-name="gr27" draw:text-style-name="P7" draw:layer="layout" svg:width="1.352cm" svg:height="0.412cm" svg:x="12.61cm" svg:y="2.245cm">
          <draw:text-box>
            <text:p text:style-name="P1"><text:span text:style-name="T1">D=0.30</text:span></text:p>
          </draw:text-box>
        </draw:frame>
        <draw:line draw:style-name="gr28" draw:text-style-name="P10" draw:layer="layout" svg:x1="8.958cm" svg:y1="3.197cm" svg:x2="8.958cm" svg:y2="10.944cm">
          <text:p/>
        </draw:line>
        <draw:polygon draw:style-name="gr4" draw:text-style-name="P4" draw:layer="layout" svg:width="0cm" svg:height="0.062cm" svg:x="3.077cm" svg:y="10.947cm" svg:viewBox="0 0 0 63" draw:points="0,0 0,63">
          <text:p/>
        </draw:polygon>
        <draw:line draw:style-name="gr11" draw:text-style-name="P6" draw:layer="layout" svg:x1="3.077cm" svg:y1="10.947cm" svg:x2="3.077cm" svg:y2="11.01cm">
          <text:p/>
        </draw:line>
        <draw:polygon draw:style-name="gr4" draw:text-style-name="P4" draw:layer="layout" svg:width="0cm" svg:height="0.062cm" svg:x="4.479cm" svg:y="10.947cm" svg:viewBox="0 0 0 63" draw:points="0,0 0,63">
          <text:p/>
        </draw:polygon>
        <draw:line draw:style-name="gr11" draw:text-style-name="P6" draw:layer="layout" svg:x1="4.479cm" svg:y1="10.947cm" svg:x2="4.479cm" svg:y2="11.01cm">
          <text:p/>
        </draw:line>
        <draw:polygon draw:style-name="gr4" draw:text-style-name="P4" draw:layer="layout" svg:width="0cm" svg:height="0.062cm" svg:x="5.879cm" svg:y="10.947cm" svg:viewBox="0 0 0 63" draw:points="0,0 0,63">
          <text:p/>
        </draw:polygon>
        <draw:line draw:style-name="gr11" draw:text-style-name="P6" draw:layer="layout" svg:x1="5.879cm" svg:y1="10.947cm" svg:x2="5.879cm" svg:y2="11.01cm">
          <text:p/>
        </draw:line>
        <draw:polygon draw:style-name="gr4" draw:text-style-name="P4" draw:layer="layout" svg:width="0cm" svg:height="0.062cm" svg:x="7.28cm" svg:y="10.947cm" svg:viewBox="0 0 0 63" draw:points="0,0 0,63">
          <text:p/>
        </draw:polygon>
        <draw:line draw:style-name="gr11" draw:text-style-name="P6" draw:layer="layout" svg:x1="7.28cm" svg:y1="10.947cm" svg:x2="7.28cm" svg:y2="11.01cm">
          <text:p/>
        </draw:line>
        <draw:polygon draw:style-name="gr4" draw:text-style-name="P4" draw:layer="layout" svg:width="0cm" svg:height="0.062cm" svg:x="8.682cm" svg:y="10.947cm" svg:viewBox="0 0 0 63" draw:points="0,0 0,63">
          <text:p/>
        </draw:polygon>
        <draw:line draw:style-name="gr11" draw:text-style-name="P6" draw:layer="layout" svg:x1="8.682cm" svg:y1="10.947cm" svg:x2="8.682cm" svg:y2="11.01cm">
          <text:p/>
        </draw:line>
        <draw:polygon draw:style-name="gr4" draw:text-style-name="P4" draw:layer="layout" svg:width="0cm" svg:height="0.062cm" svg:x="10.082cm" svg:y="10.947cm" svg:viewBox="0 0 0 63" draw:points="0,0 0,63">
          <text:p/>
        </draw:polygon>
        <draw:line draw:style-name="gr11" draw:text-style-name="P6" draw:layer="layout" svg:x1="10.082cm" svg:y1="10.947cm" svg:x2="10.082cm" svg:y2="11.01cm">
          <text:p/>
        </draw:line>
        <draw:line draw:style-name="gr17" draw:text-style-name="P6" draw:layer="layout" svg:x1="2.692cm" svg:y1="10.947cm" svg:x2="11.168cm" svg:y2="10.947cm">
          <text:p/>
        </draw:line>
        <draw:path draw:style-name="gr26" draw:text-style-name="P9" draw:layer="layout" svg:width="4.869cm" svg:height="0.67cm" svg:x="6.223cm" svg:y="2.159cm" svg:viewBox="0 0 4870 671" svg:d="M71 671h4728c47 0 71-24 71-71v-530c0-47-24-70-71-70h-4728c-47 0-71 23-71 70v530c0 47 24 71 71 71z">
          <text:p/>
        </draw:path>
        <draw:line draw:style-name="gr18" draw:text-style-name="P6" draw:layer="layout" svg:x1="6.364cm" svg:y1="2.459cm" svg:x2="7.07cm" svg:y2="2.459cm">
          <text:p/>
        </draw:line>
        <draw:frame draw:style-name="gr29" draw:text-style-name="P11" draw:layer="layout" svg:width="3.418cm" svg:height="0.412cm" svg:x="7.353cm" svg:y="2.241cm">
          <draw:text-box>
            <text:p text:style-name="P1"><text:span text:style-name="T1">spiking firing rate </text:span><text:span text:style-name="T2">v</text:span></text:p>
          </draw:text-box>
        </draw:frame>
        <draw:frame draw:style-name="gr30" draw:text-style-name="P12" draw:layer="layout" svg:width="0.246cm" svg:height="0.289cm" svg:x="10.783cm" svg:y="2.397cm">
          <draw:text-box>
            <text:p text:style-name="P1"><text:span text:style-name="T3">0</text:span></text:p>
          </draw:text-box>
        </draw:frame>
        <draw:frame draw:style-name="gr31" draw:text-style-name="P13" draw:layer="layout" svg:width="0.889cm" svg:height="0.497cm" svg:x="8.249cm" svg:y="6.615cm">
          <draw:text-box>
            <text:p><text:span text:style-name="T5">crit</text:span></text:p>
          </draw:text-box>
        </draw:frame>
        <draw:frame draw:style-name="gr32" draw:text-style-name="P14" draw:layer="layout" svg:width="0.254cm" svg:height="0.822cm" svg:x="8.001cm" svg:y="6.265cm">
          <draw:text-box>
            <text:p><text:span text:style-name="T6">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/>
      <style:paragraph-properties>
        <style:tab-stops/>
      </style:paragraph-properties>
      <style:text-properties fo:background-color="#ffff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6-02T11:53:36.343613520</dc:date>
    <meta:editing-duration>PT17H31M39S</meta:editing-duration>
    <meta:editing-cycles>13</meta:editing-cycles>
    <meta:generator>LibreOffice/6.3.5.2$Linux_X86_64 LibreOffice_project/30$Build-2</meta:generator>
    <meta:document-statistic meta:object-count="303"/>
  </office:meta>
</office:document-meta>
</file>